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297a9e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323f40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5d227" officeooo:paragraph-rsid="0045d227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53662d" officeooo:paragraph-rsid="0053662d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2b1f34" officeooo:paragraph-rsid="00297a9e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normal" officeooo:rsid="0049351d" officeooo:paragraph-rsid="0049351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9351d" officeooo:paragraph-rsid="0049351d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4510fa" officeooo:paragraph-rsid="005532e7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5e14f8" officeooo:paragraph-rsid="005e14f8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297a9e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d25d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d25d7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officeooo:paragraph-rsid="00323f40"/>
    </style:style>
    <style:style style:name="P14" style:family="paragraph" style:parent-style-name="Standard">
      <style:paragraph-properties fo:text-align="start" style:justify-single-word="false"/>
      <style:text-properties officeooo:paragraph-rsid="005d25d7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5532e7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5532e7"/>
    </style:style>
    <style:style style:name="P17" style:family="paragraph" style:parent-style-name="Standard" style:list-style-name="L6">
      <style:paragraph-properties fo:text-align="start" style:justify-single-word="false"/>
      <style:text-properties officeooo:paragraph-rsid="004460d5"/>
    </style:style>
    <style:style style:name="P18" style:family="paragraph" style:parent-style-name="Standard" style:list-style-name="L7">
      <style:paragraph-properties fo:text-align="start" style:justify-single-word="false"/>
      <style:text-properties officeooo:paragraph-rsid="004460d5"/>
    </style:style>
    <style:style style:name="P19" style:family="paragraph" style:parent-style-name="Standard" style:list-style-name="L3">
      <style:paragraph-properties fo:text-align="start" style:justify-single-word="false"/>
      <style:text-properties officeooo:paragraph-rsid="0042fcf0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4510fa" officeooo:paragraph-rsid="005532e7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552d1e" officeooo:paragraph-rsid="005532e7"/>
    </style:style>
    <style:style style:name="P22" style:family="paragraph" style:parent-style-name="Standard" style:list-style-name="L2">
      <style:paragraph-properties fo:text-align="start" style:justify-single-word="false"/>
      <style:text-properties officeooo:rsid="00552d1e" officeooo:paragraph-rsid="005532e7"/>
    </style:style>
    <style:style style:name="P2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1bf317" officeooo:paragraph-rsid="005532e7" style:font-size-asian="12pt" style:font-weight-asian="normal" style:font-size-complex="12pt" style:font-weight-complex="normal"/>
    </style:style>
    <style:style style:name="P24" style:family="paragraph" style:parent-style-name="Standard" style:list-style-name="L3">
      <style:text-properties style:font-name="DejaVu Sans Condensed" fo:font-size="12pt" fo:font-weight="normal" officeooo:rsid="0016c79a" officeooo:paragraph-rsid="0042fcf0" style:font-size-asian="12pt" style:font-weight-asian="normal" style:font-size-complex="12pt" style:font-weight-complex="normal"/>
    </style:style>
    <style:style style:name="P25" style:family="paragraph" style:parent-style-name="Standard" style:list-style-name="L3">
      <style:text-properties style:font-name="DejaVu Sans Condensed" fo:font-size="12pt" fo:font-weight="normal" officeooo:rsid="0042fcf0" officeooo:paragraph-rsid="005b6b40" style:font-size-asian="12pt" style:font-weight-asian="normal" style:font-size-complex="12pt" style:font-weight-complex="normal"/>
    </style:style>
    <style:style style:name="P26" style:family="paragraph" style:parent-style-name="Standard" style:list-style-name="L3">
      <style:paragraph-properties fo:text-align="start" style:justify-single-word="false"/>
      <style:text-properties style:font-name="DejaVu Sans Condensed" fo:font-size="12pt" fo:font-weight="normal" officeooo:rsid="0045d227" officeooo:paragraph-rsid="0045d227" style:font-size-asian="12pt" style:font-weight-asian="normal" style:font-size-complex="12pt" style:font-weight-complex="normal"/>
    </style:style>
    <style:style style:name="P27" style:family="paragraph" style:parent-style-name="Standard" style:list-style-name="L3">
      <style:text-properties style:font-name="DejaVu Sans Condensed" fo:font-size="12pt" officeooo:rsid="00118524" officeooo:paragraph-rsid="0042fcf0" style:font-size-asian="12pt" style:font-size-complex="12pt"/>
    </style:style>
    <style:style style:name="P28" style:family="paragraph" style:parent-style-name="Standard" style:list-style-name="L5">
      <style:text-properties style:font-name="DejaVu Sans Condensed" fo:font-size="12pt" officeooo:rsid="00118524" officeooo:paragraph-rsid="0053662d" style:font-size-asian="12pt" style:font-size-complex="12pt"/>
    </style:style>
    <style:style style:name="P29" style:family="paragraph" style:parent-style-name="Standard" style:list-style-name="L5">
      <style:text-properties style:font-name="DejaVu Sans Condensed" fo:font-size="12pt" fo:font-style="normal" fo:font-weight="normal" officeooo:rsid="00118524" officeooo:paragraph-rsid="0053662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5">
      <style:text-properties style:font-name="DejaVu Sans Condensed" fo:font-size="12pt" fo:font-style="normal" fo:font-weight="normal" officeooo:rsid="00118524" officeooo:paragraph-rsid="0042fcf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118524" officeooo:paragraph-rsid="004d7a41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style:font-name="DejaVu Sans Condensed" fo:font-size="12pt" fo:font-style="normal" fo:font-weight="normal" officeooo:rsid="004460d5" officeooo:paragraph-rsid="004460d5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style="normal" fo:font-weight="normal" officeooo:rsid="004460d5" officeooo:paragraph-rsid="004460d5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 style:list-style-name="L8">
      <style:paragraph-properties fo:text-align="start" style:justify-single-word="false"/>
      <style:text-properties style:font-name="DejaVu Sans Condensed" fo:font-size="12pt" fo:font-style="normal" fo:font-weight="normal" officeooo:rsid="0049351d" officeooo:paragraph-rsid="0049351d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9">
      <style:paragraph-properties fo:text-align="start" style:justify-single-word="false"/>
      <style:text-properties style:font-name="DejaVu Sans Condensed" fo:font-size="12pt" fo:font-style="normal" fo:font-weight="normal" officeooo:rsid="005fba09" officeooo:paragraph-rsid="005fba09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 style:list-style-name="L3">
      <style:text-properties officeooo:paragraph-rsid="0050afd2"/>
    </style:style>
    <style:style style:name="P37" style:family="paragraph" style:parent-style-name="Standard" style:list-style-name="L4">
      <style:text-properties officeooo:paragraph-rsid="004460d5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ddd8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20d0f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84f6b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3dc46d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94fe0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53bbe9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8596a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5a6704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5c4b09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officeooo:rsid="00118524" style:font-size-asian="12pt" style:font-size-complex="12pt"/>
    </style:style>
    <style:style style:name="T13" style:family="text">
      <style:text-properties style:font-name="DejaVu Sans Condensed" fo:font-size="12pt" officeooo:rsid="002bfe21" style:font-size-asian="12pt" style:font-size-complex="12pt"/>
    </style:style>
    <style:style style:name="T14" style:family="text">
      <style:text-properties style:font-name="DejaVu Sans Condensed" fo:font-size="12pt" officeooo:rsid="004b81ef" style:font-size-asian="12pt" style:font-size-complex="12pt"/>
    </style:style>
    <style:style style:name="T15" style:family="text">
      <style:text-properties style:font-name="DejaVu Sans Condensed" fo:font-size="12pt" officeooo:rsid="0050afd2" style:font-size-asian="12pt" style:font-size-complex="12pt"/>
    </style:style>
    <style:style style:name="T16" style:family="text">
      <style:text-properties style:font-name="DejaVu Sans Condensed" fo:font-size="12pt" officeooo:rsid="004460d5" style:font-size-asian="12pt" style:font-size-complex="12pt"/>
    </style:style>
    <style:style style:name="T17" style:family="text">
      <style:text-properties style:font-name="DejaVu Sans Condensed" fo:font-size="12pt" officeooo:rsid="0047965f" style:font-size-asian="12pt" style:font-size-complex="12pt"/>
    </style:style>
    <style:style style:name="T18" style:family="text">
      <style:text-properties style:font-name="DejaVu Sans Condensed" fo:font-size="12pt" officeooo:rsid="0053662d" style:font-size-asian="12pt" style:font-size-complex="12pt"/>
    </style:style>
    <style:style style:name="T1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DejaVu Sans Condensed" fo:font-size="12pt" fo:font-style="normal" fo:font-weight="normal" officeooo:rsid="002cee4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DejaVu Sans Condensed" fo:font-size="12pt" fo:font-style="normal" fo:font-weight="normal" officeooo:rsid="004b81ef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DejaVu Sans Condensed" fo:font-size="12pt" fo:font-style="normal" fo:font-weight="normal" officeooo:rsid="0045d227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DejaVu Sans Condensed" fo:font-size="12pt" fo:font-style="normal" fo:font-weight="normal" officeooo:rsid="00458af8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DejaVu Sans Condensed" fo:font-size="12pt" fo:font-style="normal" fo:font-weight="normal" officeooo:rsid="004460d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DejaVu Sans Condensed" fo:font-size="12pt" fo:font-style="normal" fo:font-weight="normal" officeooo:rsid="0053662d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DejaVu Sans Condensed" fo:font-size="12pt" fo:font-style="normal" fo:font-weight="normal" officeooo:rsid="00465d20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DejaVu Sans Condensed" fo:font-size="12pt" fo:font-style="normal" fo:font-weight="normal" officeooo:rsid="00552d1e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DejaVu Sans Condensed" fo:font-size="12pt" fo:font-style="normal" fo:font-weight="normal" officeooo:rsid="004510fa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DejaVu Sans Condensed" fo:font-size="12pt" fo:font-style="normal" fo:font-weight="normal" officeooo:rsid="0048c7fa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DejaVu Sans Condensed" fo:font-size="12pt" fo:font-style="normal" fo:font-weight="normal" officeooo:rsid="004865a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2" style:family="text">
      <style:text-properties style:font-name="DejaVu Sans Condensed" fo:font-size="12pt" fo:font-style="normal" fo:font-weight="bold" officeooo:rsid="002cee47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DejaVu Sans Condensed" fo:font-size="12pt" fo:font-style="normal" fo:font-weight="bold" officeooo:rsid="00458af8" style:font-size-asian="12pt" style:font-style-asian="normal" style:font-weight-asian="bold" style:font-size-complex="12pt" style:font-style-complex="normal" style:font-weight-complex="bold"/>
    </style:style>
    <style:style style:name="T34" style:family="text">
      <style:text-properties style:font-name="DejaVu Sans Condensed" fo:font-size="12pt" fo:font-style="normal" fo:font-weight="bold" officeooo:rsid="004460d5" style:font-size-asian="12pt" style:font-style-asian="normal" style:font-weight-asian="bold" style:font-size-complex="12pt" style:font-style-complex="normal" style:font-weight-complex="bold"/>
    </style:style>
    <style:style style:name="T35" style:family="text">
      <style:text-properties style:font-name="DejaVu Sans Condensed" fo:font-size="12pt" fo:font-style="normal" fo:font-weight="bold" officeooo:rsid="00552d1e" style:font-size-asian="12pt" style:font-style-asian="normal" style:font-weight-asian="bold" style:font-size-complex="12pt" style:font-style-complex="normal" style:font-weight-complex="bold"/>
    </style:style>
    <style:style style:name="T36" style:family="text">
      <style:text-properties style:font-name="DejaVu Sans Condensed" fo:font-size="12pt" fo:font-style="normal" fo:font-weight="bold" officeooo:rsid="004510fa" style:font-size-asian="12pt" style:font-style-asian="normal" style:font-weight-asian="bold" style:font-size-complex="12pt" style:font-style-complex="normal" style:font-weight-complex="bold"/>
    </style:style>
    <style:style style:name="T37" style:family="text">
      <style:text-properties style:font-name="DejaVu Sans Condensed" fo:font-size="12pt" fo:font-style="normal" fo:font-weight="bold" officeooo:rsid="0048c7fa" style:font-size-asian="12pt" style:font-style-asian="normal" style:font-weight-asian="bold" style:font-size-complex="12pt" style:font-style-complex="normal" style:font-weight-complex="bold"/>
    </style:style>
    <style:style style:name="T38" style:family="text">
      <style:text-properties style:font-name="DejaVu Sans Condensed" fo:font-size="12pt" fo:font-style="normal" fo:font-weight="bold" officeooo:rsid="004865a5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DejaVu Sans Condensed" fo:font-size="12pt" fo:font-weight="normal" officeooo:rsid="004460d5" style:font-size-asian="12pt" style:font-weight-asian="normal" style:font-size-complex="12pt" style:font-weight-complex="normal"/>
    </style:style>
    <style:style style:name="T40" style:family="text">
      <style:text-properties style:font-name="DejaVu Sans Condensed" fo:font-size="12pt" fo:font-weight="normal" officeooo:rsid="005a6704" style:font-size-asian="12pt" style:font-weight-asian="normal" style:font-size-complex="12pt" style:font-weight-complex="normal"/>
    </style:style>
    <style:style style:name="T41" style:family="text">
      <style:text-properties officeooo:rsid="001e6b34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458af8" style:font-weight-asian="bold" style:font-weight-complex="bold"/>
    </style:style>
    <style:style style:name="T44" style:family="text">
      <style:text-properties fo:font-weight="bold" officeooo:rsid="0045d227" style:font-weight-asian="bold" style:font-weight-complex="bold"/>
    </style:style>
    <style:style style:name="T45" style:family="text">
      <style:text-properties fo:font-weight="bold" officeooo:rsid="004d7a41" style:font-weight-asian="bold" style:font-weight-complex="bold"/>
    </style:style>
    <style:style style:name="T46" style:family="text">
      <style:text-properties fo:font-weight="bold" officeooo:rsid="005a6704" style:font-weight-asian="bold" style:font-weight-complex="bold"/>
    </style:style>
    <style:style style:name="T47" style:family="text">
      <style:text-properties officeooo:rsid="0031e9b2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033bbe7" style:font-weight-asian="normal" style:font-weight-complex="normal"/>
    </style:style>
    <style:style style:name="T50" style:family="text">
      <style:text-properties fo:font-weight="normal" officeooo:rsid="0053662d" style:font-weight-asian="normal" style:font-weight-complex="normal"/>
    </style:style>
    <style:style style:name="T51" style:family="text">
      <style:text-properties officeooo:rsid="0042fcf0"/>
    </style:style>
    <style:style style:name="T52" style:family="text">
      <style:text-properties officeooo:rsid="00458af8"/>
    </style:style>
    <style:style style:name="T53" style:family="text">
      <style:text-properties officeooo:rsid="0045d227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552d1e" style:font-style-asian="normal" style:font-style-complex="normal"/>
    </style:style>
    <style:style style:name="T56" style:family="text">
      <style:text-properties fo:font-style="normal" officeooo:rsid="005e14f8" style:font-style-asian="normal" style:font-style-complex="normal"/>
    </style:style>
    <style:style style:name="T57" style:family="text">
      <style:text-properties fo:font-style="normal" officeooo:rsid="005fe483" style:font-style-asian="normal" style:font-style-complex="normal"/>
    </style:style>
    <style:style style:name="T58" style:family="text">
      <style:text-properties fo:font-style="normal" fo:font-weight="bold" officeooo:rsid="00552d1e" style:font-style-asian="normal" style:font-weight-asian="bold" style:font-style-complex="normal" style:font-weight-complex="bold"/>
    </style:style>
    <style:style style:name="T59" style:family="text">
      <style:text-properties officeooo:rsid="004d7a41"/>
    </style:style>
    <style:style style:name="T60" style:family="text">
      <style:text-properties officeooo:rsid="0033bbe7"/>
    </style:style>
    <style:style style:name="T61" style:family="text">
      <style:text-properties officeooo:rsid="0050afd2"/>
    </style:style>
    <style:style style:name="T62" style:family="text">
      <style:text-properties style:text-line-through-style="solid" style:text-line-through-type="single" style:font-name="DejaVu Sans Condensed" fo:font-size="12pt" officeooo:rsid="00118524" style:font-size-asian="12pt" style:font-size-complex="12pt"/>
    </style:style>
    <style:style style:name="T63" style:family="text">
      <style:text-properties style:text-line-through-style="solid" style:text-line-through-type="single" style:font-name="DejaVu Sans Condensed" fo:font-size="12pt" officeooo:rsid="0050afd2" style:font-size-asian="12pt" style:font-size-complex="12pt"/>
    </style:style>
    <style:style style:name="T64" style:family="text">
      <style:text-properties style:text-line-through-style="solid" style:text-line-through-type="single" style:font-name="DejaVu Sans Condensed" fo:font-size="12pt" fo:font-weight="bold" officeooo:rsid="002bfe21" style:font-size-asian="12pt" style:font-weight-asian="bold" style:font-size-complex="12pt" style:font-weight-complex="bold"/>
    </style:style>
    <style:style style:name="T65" style:family="text">
      <style:text-properties officeooo:rsid="0053662d"/>
    </style:style>
    <style:style style:name="T66" style:family="text">
      <style:text-properties officeooo:rsid="00552d1e"/>
    </style:style>
    <style:style style:name="T67" style:family="text">
      <style:text-properties officeooo:rsid="005532e7"/>
    </style:style>
    <style:style style:name="T68" style:family="text">
      <style:text-properties fo:color="#c9211e" loext:opacity="100%"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officeooo:rsid="005a6704"/>
    </style:style>
    <style:style style:name="T70" style:family="text">
      <style:text-properties style:text-line-through-style="none" style:text-line-through-type="none" officeooo:rsid="0042fcf0"/>
    </style:style>
    <style:style style:name="T71" style:family="text">
      <style:text-properties style:text-line-through-style="none" style:text-line-through-type="none" officeooo:rsid="005532e7"/>
    </style:style>
    <style:style style:name="T72" style:family="text">
      <style:text-properties officeooo:rsid="0035db3e"/>
    </style:style>
    <style:style style:name="T73" style:family="text">
      <style:text-properties officeooo:rsid="005e14f8"/>
    </style:style>
    <style:style style:name="T74" style:family="text">
      <style:text-properties officeooo:rsid="005fba09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1">1<text:span text:style-name="T72">xx</text:span> - Controls</text:p>
          </table:table-cell>
          <table:table-cell table:style-name="Table1.A1" office:value-type="string">
            <text:p text:style-name="P12">2xx - Ground</text:p>
          </table:table-cell>
          <table:table-cell table:style-name="Table1.A1" office:value-type="string">
            <text:p text:style-name="P12">3xx - Flight</text:p>
          </table:table-cell>
          <table:table-cell table:style-name="Table1.D1" office:value-type="string">
            <text:p text:style-name="P12">4xx - A2A</text:p>
          </table:table-cell>
          <table:table-cell table:style-name="Table1.E1" office:value-type="string">
            <text:p text:style-name="P12">5xx - A2G</text:p>
          </table:table-cell>
          <table:table-cell table:style-name="Table1.F1" office:value-type="string">
            <text:p text:style-name="P12">6xx - Misc</text:p>
          </table:table-cell>
        </table:table-row>
      </table:table>
      <text:p text:style-name="P14"><text:span text:style-name="T9">5</text:span><text:span text:style-name="T11">0</text:span><text:span text:style-name="T9">4</text:span><text:span text:style-name="T2"> - </text:span><text:span text:style-name="T1">A/G </text:span><text:span text:style-name="T3">- </text:span><text:span text:style-name="T7">JDAM, </text:span><text:span text:style-name="T8">LJDAM</text:span></text:p>
      <text:p text:style-name="P1"/>
      <text:p text:style-name="P2">Master Arm ... ON <text:span text:style-name="T47">(B2 button to toggle)</text:span></text:p>
      <text:p text:style-name="P13"><text:span text:style-name="T1">Master Mode ... A/G</text:span><text:span text:style-name="T4"> </text:span><text:span text:style-name="T5">(B</text:span><text:span text:style-name="T6">1</text:span><text:span text:style-name="T5"> button)</text:span></text:p>
      <text:p text:style-name="P5"/>
      <text:p text:style-name="P8"><text:span text:style-name="T66">TPOD summary (see dedicated TPOD page for details)</text:span>:</text:p>
      <text:list text:style-name="L1">
        <text:list-item>
          <text:p text:style-name="P15"><text:span text:style-name="T28">Right MFD: </text:span><text:span text:style-name="T36">Menu</text:span><text:span text:style-name="T28">, </text:span><text:span text:style-name="T36">TPOD</text:span><text:span text:style-name="T28"> OSB, </text:span><text:span text:style-name="T36">STBY</text:span><text:span text:style-name="T28"> OSB (to OPER), </text:span><text:span text:style-name="T36">SAFE</text:span><text:span text:style-name="T28"> OSB (to ARMED), </text:span><text:span text:style-name="T36">TRNL</text:span><text:span text:style-name="T28"> OSB (to LASR), </text:span><text:span text:style-name="T36">Dish Hat </text:span><text:span text:style-name="T37">double-</text:span><text:span text:style-name="T36">press</text:span><text:span text:style-name="T28"> (</text:span><text:span text:style-name="T29">2nd line on MFD should say TPOD</text:span><text:span text:style-name="T28">).</text:span></text:p>
        </text:list-item>
        <text:list-item>
          <text:p text:style-name="P20"><text:span text:style-name="T19">Left MFD: </text:span><text:span text:style-name="T31">Menu</text:span><text:span text:style-name="T19">, </text:span><text:span text:style-name="T31">EHSD</text:span><text:span text:style-name="T19"> OSB;</text:span><text:span text:style-name="T30"> if using laser: </text:span><text:span text:style-name="T38">CODE</text:span><text:span text:style-name="T30"> OSB, enter laser code on UFC; </text:span><text:span text:style-name="T29">if using AUTO/CCRP bombing, press </text:span><text:span text:style-name="T31">DESG</text:span><text:span text:style-name="T19"> OSB </text:span><text:span text:style-name="T30">(</text:span><text:span text:style-name="T29">to </text:span><text:span text:style-name="T30">boxed)</text:span></text:p>
        </text:list-item>
        <text:list-item>
          <text:p text:style-name="P21"><text:span text:style-name="T30">S</text:span><text:span text:style-name="T19">et laser code: In </text:span><text:span text:style-name="T31">A/G Master Mode</text:span><text:span text:style-name="T19">, go to </text:span><text:span text:style-name="T31">EHSD</text:span><text:span text:style-name="T19"> page, press </text:span><text:span text:style-name="T31">CODE</text:span><text:span text:style-name="T19"> OSB, enter code on UFC, press </text:span><text:span text:style-name="T31">ENT</text:span><text:span text:style-name="T19">.</text:span></text:p>
        </text:list-item>
        <text:list-item>
          <text:p text:style-name="P21"><text:span text:style-name="T28">C</text:span><text:span text:style-name="T19">ontrols (</text:span><text:span text:style-name="T68">these only work if the TPOD MFD says TPOD on the second line!</text:span><text:span text:style-name="T19">):</text:span></text:p>
        </text:list-item>
      </text:list>
      <text:list text:style-name="L2">
        <text:list-item>
          <text:list>
            <text:list-item>
              <text:p text:style-name="P16"><text:span text:style-name="T36">Slew</text:span><text:span text:style-name="T28"> ...</text:span><text:span text:style-name="T27"> </text:span><text:span text:style-name="T35">TDC stick</text:span></text:p>
            </text:list-item>
            <text:list-item>
              <text:p text:style-name="P16"><text:span text:style-name="T35">Set targetpoint T0 to target</text:span><text:span text:style-name="T27"> ...</text:span><text:span text:style-name="T28"> </text:span><text:span text:style-name="T36">long-press Lower Gray Button</text:span><text:span text:style-name="T28"> </text:span><text:span text:style-name="T27">(used for CCRP/AUT bombing)</text:span></text:p>
            </text:list-item>
            <text:list-item>
              <text:p text:style-name="P16"><text:span text:style-name="T27">Toggle </text:span><text:span text:style-name="T35">NFOV/WFOV</text:span><text:span text:style-name="T27"> ...</text:span><text:span text:style-name="T28"> </text:span><text:span text:style-name="T36">Dish Hat left</text:span></text:p>
            </text:list-item>
            <text:list-item>
              <text:p text:style-name="P22"><text:span text:style-name="T36">Z</text:span><text:span text:style-name="T31">oom</text:span><text:span text:style-name="T19"> ... </text:span><text:span text:style-name="T31">Middle Finger Hat up/down</text:span></text:p>
            </text:list-item>
            <text:list-item>
              <text:p text:style-name="P22"><text:span text:style-name="T19">Toggle </text:span><text:span text:style-name="T31">CCD/FLIR</text:span><text:span text:style-name="T19"> ... </text:span><text:span text:style-name="T31">Dish Hat long-right</text:span></text:p>
            </text:list-item>
            <text:list-item>
              <text:p text:style-name="P22"><text:span text:style-name="T19">Toggle </text:span><text:span text:style-name="T31">WHOT/BHOT</text:span><text:span text:style-name="T19"> (FLIR only) ... </text:span><text:span text:style-name="T31">Dish Hat right</text:span></text:p>
            </text:list-item>
            <text:list-item>
              <text:p text:style-name="P22"><text:span text:style-name="T31">Cycle tracking mode</text:span><text:span text:style-name="T19"> (Area/Point/Moving) ... </text:span><text:span text:style-name="T31">Dish Hat down</text:span></text:p>
            </text:list-item>
            <text:list-item>
              <text:p text:style-name="P23"><text:span text:style-name="T55">Toggle </text:span><text:span text:style-name="T58">laser firing</text:span><text:span text:style-name="T55"> ... </text:span><text:span text:style-name="T58">Pinky Button</text:span></text:p>
            </text:list-item>
          </text:list>
        </text:list-item>
      </text:list>
      <text:p text:style-name="P10"/>
      <text:p text:style-name="P1">JDAMs with TPOD, <text:span text:style-name="T41">TOO mode </text:span><text:span text:style-name="T51">aka Relative Targeting</text:span></text:p>
      <text:list xml:id="list791498393" text:style-name="L3">
        <text:list-item>
          <text:p text:style-name="P27"><text:span text:style-name="T48">Power up TPOD</text:span><text:span text:style-name="T49">, </text:span><text:span text:style-name="T50">arm laser (for ranging). <text:s/>No laser code is needed for regular JDAMs.</text:span></text:p>
        </text:list-item>
        <text:list-item>
          <text:p text:style-name="P24"><text:span text:style-name="T67">Point TPOD at target </text:span><text:span text:style-name="T69">to create a target point; should automatically box </text:span><text:span text:style-name="T46">DESG</text:span><text:span text:style-name="T69"> OSB on EHSD page and</text:span><text:span text:style-name="T70"> enable </text:span><text:span text:style-name="T71">CCRP (AUT)</text:span><text:span text:style-name="T70"> bombing mode.</text:span></text:p>
        </text:list-item>
      </text:list>
      <text:list text:style-name="L4">
        <text:list-item>
          <text:list>
            <text:list-item>
              <text:p text:style-name="P37"><text:span text:style-name="T39">Use laser </text:span><text:span text:style-name="T40">(</text:span><text:span text:style-name="T10">Pinky Button press</text:span><text:span text:style-name="T40"> to toggle firing)</text:span><text:span text:style-name="T39"> to get range to target for maximum accuracy.</text:span></text:p>
            </text:list-item>
          </text:list>
        </text:list-item>
      </text:list>
      <text:list xml:id="list103009446135930" text:continue-list="list791498393" text:style-name="L3">
        <text:list-item>
          <text:p text:style-name="P25"><text:span text:style-name="T43">REQUIRED:</text:span><text:span text:style-name="T52"> </text:span><text:span text:style-name="T42">Long-Press Lower Gray </text:span><text:span text:style-name="T44">B</text:span><text:span text:style-name="T42">utton</text:span> to set T0 target point <text:span text:style-name="T52">at the designated target and make it your current </text:span><text:span text:style-name="T73">Steer To Point</text:span><text:span text:style-name="T52">.</text:span></text:p>
        </text:list-item>
        <text:list-item>
          <text:p text:style-name="P36"><text:span text:style-name="T12">Select bombs </text:span><text:span text:style-name="T13">with </text:span><text:span text:style-name="T14">OSB </text:span><text:span text:style-name="T13">buttons at top </text:span><text:span text:style-name="T15">of right MFD</text:span><text:span text:style-name="T12">.</text:span></text:p>
        </text:list-item>
        <text:list-item>
          <text:p text:style-name="P36"><text:span text:style-name="T62">T</text:span><text:span text:style-name="T63">o check alignment, go to </text:span><text:span text:style-name="T64">STRS</text:span><text:span text:style-name="T62"> page.</text:span><text:span text:style-name="T12"> <text:s/></text:span><text:span text:style-name="T15">(Alignment currently doesn't seem to be needed...)</text:span></text:p>
        </text:list-item>
        <text:list-item>
          <text:p text:style-name="P36"><text:span text:style-name="T16">Set up TERM (terminal attack) parameters if desired </text:span><text:span text:style-name="T17">on UFC. <text:s/></text:span><text:span text:style-name="T18">(Terminal dive angle, terminal heading.)</text:span></text:p>
        </text:list-item>
        <text:list-item>
          <text:p text:style-name="P27">On <text:span text:style-name="T42">Armament Control Panel</text:span>:</text:p>
        </text:list-item>
      </text:list>
      <text:list text:style-name="L5">
        <text:list-item>
          <text:list>
            <text:list-item>
              <text:p text:style-name="P29"><text:span text:style-name="T42">MODE</text:span> ... <text:span text:style-name="T42">AUT</text:span> (for CCRP)</text:p>
            </text:list-item>
            <text:list-item>
              <text:p text:style-name="P28"><text:span text:style-name="T42">FUZ</text:span> ... <text:span text:style-name="T42">-- IN</text:span><text:span text:style-name="T48"> </text:span><text:span text:style-name="T50">or as desired</text:span></text:p>
            </text:list-item>
            <text:list-item>
              <text:p text:style-name="P30"><text:span text:style-name="T42">QTY</text:span>, <text:span text:style-name="T42">MULT</text:span>, and <text:span text:style-name="T42">INTV</text:span> ... as desired</text:p>
            </text:list-item>
          </text:list>
        </text:list-item>
      </text:list>
      <text:list xml:id="list103009029915386" text:continue-list="list103009446135930" text:style-name="L3">
        <text:list-item>
          <text:p text:style-name="P32">HUD shows JDAM symbology:</text:p>
        </text:list-item>
      </text:list>
      <text:list text:style-name="L6">
        <text:list-item>
          <text:list>
            <text:list-item>
              <text:p text:style-name="P33">Large circle is range indicator, triangle <text:span text:style-name="T53">at bottom is max range, triangle on right half is min range</text:span>.</text:p>
            </text:list-item>
            <text:list-item>
              <text:p text:style-name="P33"><text:span text:style-name="T42">N</text:span> below circle means no TERM params are set, <text:span text:style-name="T42">T</text:span> means TERM params are set.</text:p>
            </text:list-item>
            <text:list-item>
              <text:p text:style-name="P17"><text:span text:style-name="T24">Press </text:span><text:span text:style-name="T34">Uncage</text:span><text:span text:style-name="T24"> button to </text:span><text:span text:style-name="T25">toggle use of </text:span><text:span text:style-name="T24">TERM params </text:span><text:span text:style-name="T25">(also </text:span><text:span text:style-name="T26">toggle</text:span><text:span text:style-name="T25">s</text:span><text:span text:style-name="T26"> N/T </text:span><text:span text:style-name="T25">on HUD)</text:span><text:span text:style-name="T26">.</text:span></text:p>
            </text:list-item>
            <text:list-item>
              <text:p text:style-name="P33"><text:span text:style-name="T42">0</text:span> (zero) next to <text:span text:style-name="T42">N</text:span> or <text:span text:style-name="T42">T</text:span> indicates targetpoint being attacked.</text:p>
            </text:list-item>
          </text:list>
        </text:list-item>
      </text:list>
      <text:list xml:id="list103008436439652" text:continue-list="list103009029915386" text:style-name="L3">
        <text:list-item>
          <text:p text:style-name="P32">EHSD also shows JDAM symbology:</text:p>
        </text:list-item>
      </text:list>
      <text:list text:style-name="L7">
        <text:list-item>
          <text:list>
            <text:list-item>
              <text:p text:style-name="P18"><text:span text:style-name="T22">Red b</text:span><text:span text:style-name="T23">ar going through your airplane shows min and max range (only appears when </text:span><text:span text:style-name="T22">pointing near the target</text:span><text:span text:style-name="T23">)</text:span></text:p>
            </text:list-item>
          </text:list>
        </text:list-item>
      </text:list>
      <text:list xml:id="list103009291349636" text:continue-list="list103008436439652" text:style-name="L3">
        <text:list-item>
          <text:p text:style-name="P19"><text:span text:style-name="T21">When in range, </text:span><text:span text:style-name="T20">press and hold </text:span><text:span text:style-name="T32">Red Button </text:span><text:span text:style-name="T33">for 1.5 sec</text:span><text:span text:style-name="T20"> until bombs drop.</text:span></text:p>
        </text:list-item>
        <text:list-item>
          <text:p text:style-name="P26"><text:span text:style-name="T54">TDC slew to next target</text:span><text:span text:style-name="T56"> (no need to press TDC press </text:span><text:span text:style-name="T57">if</text:span><text:span text:style-name="T56"> "</text:span><text:span text:style-name="T57">Use EASY mode</text:span><text:span text:style-name="T56"> TDC" in Options is checked)</text:span><text:span text:style-name="T54">, pickle to drop again, slew, drop, slew, drop, etc...</text:span></text:p>
        </text:list-item>
      </text:list>
      <text:p text:style-name="P3"/>
      <text:p text:style-name="P7">LJDAM<text:span text:style-name="T73">s</text:span> with TPOD</text:p>
      <text:p text:style-name="P4">WIP</text:p>
      <text:list text:style-name="L8">
        <text:list-item>
          <text:p text:style-name="P31">Power up TPOD, <text:span text:style-name="T61">arm laser, </text:span><text:span text:style-name="T60">set laser code. <text:s/></text:span><text:span text:style-name="T45">IMPORTANT:</text:span><text:span text:style-name="T59"> Laser code is reset whenever there's weight-on-wheels.</text:span></text:p>
        </text:list-item>
        <text:list-item>
          <text:p text:style-name="P34">(<text:span text:style-name="T65">N</text:span>ot sure how these are different from JDAMS other than they can accept laser guidance, <text:span text:style-name="T65">I'm assuming it's like dropping a JDAM, but if you're lasing, it'll follow the laser.</text:span>)</text:p>
        </text:list-item>
      </text:list>
      <text:p text:style-name="P6"/>
      <text:p text:style-name="P9">Dropping multiple JDAMs on a single<text:span text:style-name="T74"> pass</text:span></text:p>
      <text:list text:style-name="L9">
        <text:list-item>
          <text:p text:style-name="P35">TODO</text:p>
        </text:list-item>
        <text:list-item>
          <text:p text:style-name="P35">Basically, set up multiple targetpoints either manually with TOO button or from F10 map markers.</text:p>
        </text:list-item>
        <text:list-item>
          <text:p text:style-name="P35">Select JDAMs, then press WPN button on UFC.</text:p>
        </text:list-item>
        <text:list-item>
          <text:p text:style-name="P35">On UFC ODUs, select targetpoints you want to drop on.</text:p>
        </text:list-item>
        <text:list-item>
          <text:p text:style-name="P35">HUD should show all the selected targetpoints under the range symbology, in the order they will be dropped on.</text:p>
        </text:list-item>
        <text:list-item>
          <text:p text:style-name="P35">Range circle shows range to first target. <text:s/>When in range, pickle. <text:s/>Range circle automatically changes to show range to second target, pickle, etc. <text:s/>If all targets are close together, you can pickle one right after the other. <text:s/>You might even be able to set multiple release in the weapons settings, haven't tried tha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18T10:30:07.512000000</dc:date>
    <meta:editing-duration>PT11H42M40S</meta:editing-duration>
    <meta:editing-cycles>65</meta:editing-cycles>
    <meta:generator>LibreOffice/7.4.5.1$Windows_X86_64 LibreOffice_project/9c0871452b3918c1019dde9bfac75448afc4b57f</meta:generator>
    <meta:document-statistic meta:table-count="1" meta:image-count="0" meta:object-count="0" meta:page-count="1" meta:paragraph-count="54" meta:word-count="666" meta:character-count="3558" meta:non-whitespace-character-count="2978"/>
  </office:meta>
</office:document-meta>
</file>